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</style:style>
    <style:style style:name="P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66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8693in" fo:min-width="1.2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8193in" fo:min-width="1.2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2693in" fo:min-width="1.2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4193in" fo:min-width="0.7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3693in" fo:min-width="0.7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draw:auto-grow-height="false" fo:min-height="0.2311in" fo:min-width="1.2728in" fo:padding-top="0.0654in" fo:padding-bottom="0.0654in" fo:padding-left="0.1138in" fo:padding-right="0.1138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626in" svg:stroke-color="#808080" draw:marker-start="" draw:marker-start-width="0.172in" draw:marker-start-center="false" draw:marker-end="" draw:marker-end-width="0.172in" draw:marker-end-center="false" draw:fill="solid" draw:fill-color="#0066cc" draw:textarea-horizontal-align="justify" draw:textarea-vertical-align="middle" draw:auto-grow-height="false" fo:min-height="0.2898in" fo:min-width="0.1362in" fo:padding-top="0.0807in" fo:padding-bottom="0.0807in" fo:padding-left="0.1299in" fo:padding-right="0.1299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319in" svg:stroke-color="#3465a4" draw:marker-start="" draw:marker-start-width="0.1272in" draw:marker-start-center="false" draw:marker-end="" draw:marker-end-width="0.1272in" draw:marker-end-center="false" draw:fill="none" draw:fill-color="#729fcf" draw:textarea-horizontal-align="justify" draw:textarea-vertical-align="middle" draw:auto-grow-height="false" fo:min-height="0.2693in" fo:min-width="1.2709in" fo:padding-top="0.0654in" fo:padding-bottom="0.0654in" fo:padding-left="0.1146in" fo:padding-right="0.1146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7" style:family="graphic">
      <style:graphic-properties draw:stroke="dash" draw:stroke-dash="Fine_20_Dashed" svg:stroke-width="0.0835in" svg:stroke-color="#eeeeee" draw:marker-start="" draw:marker-start-width="0.2043in" draw:marker-start-center="false" draw:marker-end="" draw:marker-end-width="0.2043in" draw:marker-end-center="false" draw:fill="solid" draw:fill-color="#99ccff" draw:textarea-horizontal-align="justify" draw:textarea-vertical-align="middle" draw:auto-grow-height="false" fo:min-height="0.3181in" fo:min-width="0.7193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8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19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20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21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22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55in" fo:padding-right="0.1055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5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5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5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6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6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34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dash" draw:stroke-dash="Fine_20_Dashed" svg:stroke-width="0.0835in" svg:stroke-color="#eeeeee" draw:marker-start="" draw:marker-start-width="0.2043in" draw:marker-start-center="false" draw:marker-end="" draw:marker-end-width="0.2043in" draw:marker-end-center="false" draw:fill="solid" draw:fill-color="#99ccff" draw:textarea-horizontal-align="justify" draw:textarea-vertical-align="middle" draw:auto-grow-height="false" fo:min-height="0.3181in" fo:min-width="0.7193in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32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33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34" style:family="graphic">
      <style:graphic-properties draw:stroke="dash" draw:stroke-dash="Fine_20_Dashed" svg:stroke-width="0.0138in" svg:stroke-color="#000000" draw:marker-start="" draw:marker-start-width="0.0992in" draw:marker-start-center="false" draw:marker-end="Symmetric_20_Arrow" draw:marker-end-width="0.139in" draw:marker-end-center="false" draw:fill="none" draw:fill-color="#729fcf" draw:textarea-horizontal-align="justify" draw:textarea-vertical-align="middle" fo:padding-top="0.0563in" fo:padding-bottom="0.0563in" fo:padding-left="0.1047in" fo:padding-right="0.1047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402in" fo:min-width="0.23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07in" fo:min-width="1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custom-shape draw:style-name="gr2" draw:text-style-name="P2" xml:id="id3" draw:id="id3" svg:width="1.5004in" svg:height="1.0004in" svg:x="0.2398in" svg:y="2.078in"><text:p text:style-name="P1"><text:span text:style-name="T1">Lexer</text:span></text:p><draw:enhanced-geometry svg:viewBox="0 0 21600 21600" draw:type="rectangle" draw:enhanced-path="M 0 0 L 21600 0 21600 21600 0 21600 0 0 Z N"/></draw:custom-shape><draw:custom-shape draw:style-name="gr3" draw:text-style-name="P2" xml:id="id6" draw:id="id6" svg:width="1.5004in" svg:height="0.9504in" svg:x="5.7398in" svg:y="2.078in"><text:p text:style-name="P1"><text:span text:style-name="T1">Parser</text:span></text:p><draw:enhanced-geometry svg:viewBox="0 0 21600 21600" draw:type="rectangle" draw:enhanced-path="M 0 0 L 21600 0 21600 21600 0 21600 0 0 Z N"/></draw:custom-shape><draw:custom-shape draw:style-name="gr4" draw:text-style-name="P2" xml:id="id2" draw:id="id2" svg:width="1.5004in" svg:height="0.4004in" svg:x="0.2398in" svg:y="1.278in"><text:p text:style-name="P1"><text:span text:style-name="T1">Adaptador</text:span></text:p><draw:enhanced-geometry svg:viewBox="0 0 21600 21600" draw:type="rectangle" draw:enhanced-path="M 0 0 L 21600 0 21600 21600 0 21600 0 0 Z N"/></draw:custom-shape><draw:custom-shape draw:style-name="gr5" draw:text-style-name="P3" xml:id="id5" draw:id="id5" svg:width="1.0004in" svg:height="0.5504in" svg:x="4.4898in" svg:y="2.278in"><text:p text:style-name="P1"><text:span text:style-name="T2">AtomAdapter</text:span></text:p><draw:enhanced-geometry svg:viewBox="0 0 21600 21600" draw:type="rectangle" draw:enhanced-path="M 0 0 L 21600 0 21600 21600 0 21600 0 0 Z N"/></draw:custom-shape><draw:custom-shape draw:style-name="gr6" draw:text-style-name="P3" xml:id="id4" draw:id="id4" svg:width="1.0004in" svg:height="0.5004in" svg:x="2.0398in" svg:y="2.328in"><text:p text:style-name="P1"><text:span text:style-name="T2">TokenPusher</text:span></text:p><draw:enhanced-geometry svg:viewBox="0 0 21600 21600" draw:type="rectangle" draw:enhanced-path="M 0 0 L 21600 0 21600 21600 0 21600 0 0 Z N"/></draw:custom-shape><draw:custom-shape draw:style-name="gr7" draw:text-style-name="P2" xml:id="id1" draw:id="id1" svg:width="1.5004in" svg:height="0.4504in" svg:x="0.2398in" svg:y="0.478in"><text:p text:style-name="P1"><text:span text:style-name="T1">Archiv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8" draw:text-style-name="P4" draw:type="line" svg:x1="0.9898in" svg:y1="0.9016in" svg:x2="0.9898in" svg:y2="1.278in" draw:start-shape="id1" draw:start-glue-point="6" draw:end-shape="id2" draw:end-glue-point="0" svg:d="M2514 2290v956" svg:viewBox="0 0 2 958"><text:p/></draw:connector><draw:connector draw:style-name="gr9" draw:text-style-name="P4" draw:type="line" svg:x1="0.9898in" svg:y1="1.678in" svg:x2="0.9898in" svg:y2="2.078in" draw:start-shape="id2" draw:start-glue-point="2" draw:end-shape="id3" draw:end-glue-point="0" svg:d="M2514 4262v1016" svg:viewBox="0 0 2 1018"><text:p/></draw:connector><draw:connector draw:style-name="gr10" draw:text-style-name="P4" draw:type="line" svg:x1="1.7398in" svg:y1="2.578in" svg:x2="2.0398in" svg:y2="2.578in" draw:start-shape="id3" draw:start-glue-point="1" draw:end-shape="id4" draw:end-glue-point="3" svg:d="M4419 6548h762" svg:viewBox="0 0 764 2"><text:p/></draw:connector><draw:connector draw:style-name="gr11" draw:text-style-name="P4" draw:type="line" svg:x1="5.4898in" svg:y1="2.5528in" svg:x2="5.7398in" svg:y2="2.5528in" draw:start-shape="id5" draw:start-glue-point="1" draw:end-shape="id6" draw:end-glue-point="3" svg:d="M13944 6484h635" svg:viewBox="0 0 637 2"><text:p/></draw:connector><draw:custom-shape draw:style-name="gr12" draw:text-style-name="P5" xml:id="id7" draw:id="id7" svg:width="0.7504in" svg:height="0.4504in" svg:x="3.3398in" svg:y="2.328in"><text:p/>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</draw:custom-shape><draw:connector draw:style-name="gr13" draw:text-style-name="P4" draw:type="line" svg:x1="3.0398in" svg:y1="2.578in" svg:x2="3.3398in" svg:y2="2.5528in" draw:start-shape="id4" draw:start-glue-point="1" draw:end-shape="id7" draw:end-glue-point="5" svg:d="M7721 6548l762-64" svg:viewBox="0 0 764 65"><text:p/></draw:connector><draw:connector draw:style-name="gr14" draw:text-style-name="P4" draw:type="line" svg:x1="4.0898in" svg:y1="2.5528in" svg:x2="4.4898in" svg:y2="2.5528in" draw:start-shape="id7" draw:start-glue-point="8" draw:end-shape="id5" draw:end-glue-point="3" svg:d="M10388 6484h1016" svg:viewBox="0 0 1018 2"><text:p/></draw:connector><draw:custom-shape draw:style-name="gr15" draw:text-style-name="P2" xml:id="id8" draw:id="id8" svg:width="1.5004in" svg:height="0.4004in" svg:x="1.7898in" svg:y="3.978in"><text:p text:style-name="P1"><text:span text:style-name="T1">Tablas</text:span></text:p><draw:enhanced-geometry svg:viewBox="0 0 21600 21600" draw:type="rectangle" draw:enhanced-path="M 0 0 L 21600 0 21600 21600 0 21600 0 0 Z N"/></draw:custom-shape><draw:connector draw:style-name="gr16" draw:text-style-name="P4" draw:type="line" svg:x1="2.5398in" svg:y1="2.828in" svg:x2="2.5398in" svg:y2="3.978in" draw:start-shape="id4" draw:start-glue-point="2" draw:end-shape="id8" draw:end-glue-point="0" svg:d="M6451 7183v2921" svg:viewBox="0 0 2 2923"><text:p/></draw:connector><draw:custom-shape draw:style-name="gr17" draw:text-style-name="P6" xml:id="id9" draw:id="id9" svg:width="1.0004in" svg:height="0.5004in" svg:x="3.2898in" svg:y="0.428in"><text:p text:style-name="P1"><text:span text:style-name="T3">Main</text:span></text:p><draw:enhanced-geometry svg:viewBox="0 0 21600 21600" draw:type="rectangle" draw:enhanced-path="M 0 0 L 21600 0 21600 21600 0 21600 0 0 Z N"/></draw:custom-shape><draw:connector draw:style-name="gr18" draw:text-style-name="P4" draw:type="lines" svg:x1="3.2898in" svg:y1="0.678in" svg:x2="1.7791in" svg:y2="2.0252in" draw:start-shape="id9" draw:start-glue-point="3" svg:d="M8356 1722h-605l-3232 3422" svg:viewBox="0 0 3838 3424"><text:p/></draw:connector><draw:connector draw:style-name="gr19" draw:text-style-name="P4" draw:type="lines" svg:x1="4.2898in" svg:y1="0.678in" svg:x2="6.4898in" svg:y2="2.078in" draw:start-shape="id9" draw:start-glue-point="1" draw:end-shape="id6" draw:end-glue-point="0" svg:d="M10896 1722h605l4983 3016v540" svg:viewBox="0 0 5590 3558"><text:p/></draw:connector><draw:connector draw:style-name="gr20" draw:text-style-name="P4" draw:type="curve" svg:x1="0.9898in" svg:y1="2.078in" svg:x2="2.5398in" svg:y2="2.328in" draw:start-shape="id3" draw:end-shape="id4" svg:d="M2514 5278c0-810 3937-1128 3937 635" svg:viewBox="0 0 3939 1288"><text:p/></draw:connector><draw:connector draw:style-name="gr21" draw:text-style-name="P4" draw:type="curve" svg:x1="0.2398in" svg:y1="2.578in" svg:x2="0.2398in" svg:y2="1.478in" draw:start-shape="id3" draw:start-glue-point="3" draw:end-shape="id2" draw:end-glue-point="3" svg:d="M609 6548c-810 0-810-2794 0-2794" svg:viewBox="0 0 609 2796"><text:p/></draw:connector><draw:connector draw:style-name="gr22" draw:text-style-name="P4" draw:type="curve" svg:x1="6.4898in" svg:y1="3.028in" svg:x2="4.9898in" svg:y2="2.828in" draw:start-shape="id6" draw:start-glue-point="2" draw:end-shape="id5" draw:end-glue-point="2" svg:d="M16484 7691c0 809-3810 1063-3810-508" svg:viewBox="0 0 3812 1152"><text:p/></draw:connector><draw:frame draw:style-name="gr23" draw:text-style-name="P8" svg:width="0.7016in" svg:height="0.2433in" svg:x="3.4398in" svg:y="0.928in"><draw:text-box><text:p text:style-name="P7"><text:span text:style-name="T4">Thread 0</text:span></text:p></draw:text-box></draw:frame><draw:frame draw:style-name="gr24" draw:text-style-name="P8" svg:width="0.7016in" svg:height="0.2433in" svg:x="0.089in" svg:y="3.078in"><draw:text-box><text:p text:style-name="P7"><text:span text:style-name="T4">Thread 1</text:span></text:p></draw:text-box></draw:frame><draw:frame draw:style-name="gr25" draw:text-style-name="P8" svg:width="0.7016in" svg:height="0.2433in" svg:x="6.4398in" svg:y="3.078in"><draw:text-box><text:p text:style-name="P7"><text:span text:style-name="T4">Thread 2</text:span></text:p></draw:text-box></draw:frame><draw:connector draw:style-name="gr26" draw:text-style-name="P4" draw:type="curve" svg:x1="0.3272in" svg:y1="4.5362in" svg:x2="0.5937in" svg:y2="4.2693in" svg:d="M831 11522c0-508 677-170 677-678" svg:viewBox="0 0 679 679"><text:p/></draw:connector><draw:connector draw:style-name="gr27" draw:text-style-name="P4" draw:type="curve" svg:x1="0.3819in" svg:y1="4.8583in" svg:x2="0.6016in" svg:y2="4.6154in" svg:d="M970 12340c0-462 558-155 558-617" svg:viewBox="0 0 559 619"><text:p/></draw:connector><draw:frame draw:style-name="gr28" draw:text-style-name="P8" svg:width="0.885in" svg:height="0.2433in" svg:x="0.6898in" svg:y="4.278in"><draw:text-box><text:p text:style-name="P7"><text:span text:style-name="T4">Flujo control</text:span></text:p></draw:text-box></draw:frame><draw:frame draw:style-name="gr29" draw:text-style-name="P8" svg:width="0.815in" svg:height="0.2433in" svg:x="0.6898in" svg:y="4.589in"><draw:text-box><text:p text:style-name="P7"><text:span text:style-name="T4">Flujo datos</text:span></text:p></draw:text-box></draw:frame><draw:frame draw:style-name="gr30" draw:text-style-name="P8" svg:width="0.5398in" svg:height="0.2433in" svg:x="3.4398in" svg:y="2.039in"><draw:text-box><text:p text:style-name="P7"><text:span text:style-name="T4">Mutex</text:span></text:p></draw:text-box></draw:frame><draw:custom-shape draw:style-name="gr31" draw:text-style-name="P6" svg:width="1.0004in" svg:height="0.5004in" svg:x="3.4898in" svg:y="4.678in"><text:p text:style-name="P1"><text:span text:style-name="T3">Main</text:span></text:p><draw:enhanced-geometry svg:viewBox="0 0 21600 21600" draw:type="rectangle" draw:enhanced-path="M 0 0 L 21600 0 21600 21600 0 21600 0 0 Z N"/></draw:custom-shape><draw:line draw:style-name="gr32" draw:text-style-name="P4" svg:x1="1.7894in" svg:y1="3.0776in" svg:x2="3.8394in" svg:y2="4.0276in"><text:p/></draw:line><draw:line draw:style-name="gr33" draw:text-style-name="P4" svg:x1="5.7394in" svg:y1="3.0276in" svg:x2="3.9394in" svg:y2="4.4276in"><text:p/></draw:line><draw:line draw:style-name="gr34" draw:text-style-name="P4" svg:x1="3.8894in" svg:y1="4.0276in" svg:x2="3.8894in" svg:y2="4.6776in"><text:p/></draw:line><draw:frame draw:style-name="gr35" draw:text-style-name="P8" svg:width="0.4295in" svg:height="0.2433in" svg:x="3.8398in" svg:y="3.778in"><draw:text-box><text:p text:style-name="P7"><text:span text:style-name="T4">Join</text:span></text:p></draw:text-box></draw:frame><draw:frame draw:style-name="gr36" draw:text-style-name="P9" svg:width="1.6024in" svg:height="0.387in" svg:x="0.3508in" svg:y="0in"><draw:text-box><text:p text:style-name="P7"><text:span text:style-name="T3">REVISION </text:span><text:span text:style-name="T3">2</text:span></text:p></draw:text-box></draw:frame></draw:g></text:p>
      <text:p text:style-name="Standard"><draw:frame draw:style-name="fr1" draw:name="Object1" text:anchor-type="paragraph" svg:width="6.2126in" svg:height="9.9661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2:58:25.813056857</meta:creation-date>
    <dc:date>2016-10-28T13:38:30.841503265</dc:date>
    <meta:editing-duration>PT29M54S</meta:editing-duration>
    <meta:editing-cycles>1</meta:editing-cycles>
    <meta:document-statistic meta:table-count="0" meta:image-count="0" meta:object-count="1" meta:page-count="2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9pt" style:font-size-asian="9pt" style:font-size-complex="9pt"/>
    </style:style>
    <style:style style:name="ce11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9pt" style:font-size-asian="9pt" style:font-size-complex="9pt"/>
    </style:style>
    <style:style style:name="ce2" style:family="table-cell" style:parent-style-name="Default">
      <style:table-cell-properties fo:border="0.06pt solid #000000"/>
      <style:text-properties style:text-position="" fo:font-size="9pt" style:font-size-asian="9pt" style:font-size-complex="9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9pt" style:font-size-asian="9pt" style:font-size-complex="9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producciones" table:style-name="ta1">
        <table:table-column table:style-name="co1" table:default-cell-style-name="ce23"/>
        <table:table-column table:style-name="co2" table:default-cell-style-name="ce25"/>
        <table:table-column table:style-name="co3" table:default-cell-style-name="ce25"/>
        <table:table-column table:style-name="co4" table:default-cell-style-name="ce27"/>
        <table:table-column table:style-name="co5" table:default-cell-style-name="ce34"/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22"/>
          <table:table-cell table:style-name="ce23" office:value-type="string" calcext:value-type="string">
            <text:p>Producción</text:p>
          </table:table-cell>
          <table:table-cell table:style-name="ce23" office:value-type="string" calcext:value-type="string">
            <text:p>C Selección</text:p>
          </table:table-cell>
          <table:table-cell table:style-name="ce23" office:value-type="string" calcext:value-type="string">
            <text:p>Símbolo</text:p>
          </table:table-cell>
          <table:table-cell table:style-name="ce33" office:value-type="string" calcext:value-type="string">
            <text:p>C Follo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M → # a ( a H ) ; N .</text:p>
          </table:table-cell>
          <table:table-cell table:style-name="ce24" office:value-type="string" calcext:value-type="string">
            <text:p>#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 → V 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 → 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) :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 → v a H : D' ; 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’</text:p>
          </table:table-cell>
          <table:table-cell office:value-type="string" calcext:value-type="string">
            <text:p>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 → , a 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 → ε</text:p>
          </table:table-cell>
          <table:table-cell office:value-type="string" calcext:value-type="string">
            <text:p>) 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' → i J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' → r J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 d ; k f o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' → b 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' → c 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 → y [ n 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 → ε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 → a H : D' ; 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 → ε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; k f o 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 → 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 f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 → L</text:p>
          </table:table-cell>
          <table:table-cell office:value-type="string" calcext:value-type="string">
            <text:p>t l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 → W</text:p>
          </table:table-cell>
          <table:table-cell office:value-type="string" calcext:value-type="string">
            <text:p>w 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 → 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 → B</text:p>
          </table:table-cell>
          <table:table-cell office:value-type="string" calcext:value-type="string">
            <text:p>@ s q 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 → a = 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 → l ( a H 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; k f o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 → t ( a H 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 ( ! a 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W → w ( U 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lt; &gt; ¿ ? _ $ ) z h j d ; k f o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 → m 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’</text:p>
          </table:table-cell>
          <table:table-cell office:value-type="string" calcext:value-type="string">
            <text:p>&lt; &gt; ¿ ? _ $ ) z h j d ; k f o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 → a 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 - | &lt; &gt; ¿ ? _ $ ) z h j d ; k f 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 → " 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T’</text:p>
          </table:table-cell>
          <table:table-cell office:value-type="string" calcext:value-type="string">
            <text:p>+ - | &lt; &gt; ¿ ? _ $ ) z h j d ; k f o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 → , 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 / \ % &amp; + - | &lt; &gt; ¿ ? _ $ ) z h j d ; k f o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Y → ε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 h ; k f o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X → ε</text:p>
          </table:table-cell>
          <table:table-cell office:value-type="string" calcext:value-type="string">
            <text:p>; k f o</text:p>
          </table:table-cell>
          <table:table-cell office:value-type="string" calcext:value-type="string">
            <text:p>R’</text:p>
          </table:table-cell>
          <table:table-cell office:value-type="string" calcext:value-type="string">
            <text:p>n ( ! a 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 → ( U )</text:p>
          </table:table-cell>
          <table:table-cell office:value-type="string" calcext:value-type="string">
            <text:p>(</text:p>
          </table:table-cell>
          <table:table-cell table:style-name="ce23" office:value-type="string" calcext:value-type="string">
            <text:p>Símbolo</text:p>
          </table:table-cell>
          <table:table-cell table:style-name="ce33" office:value-type="string" calcext:value-type="string">
            <text:p>C First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K → e S P f</text:p>
          </table:table-cell>
          <table:table-cell office:value-type="string" calcext:value-type="string">
            <text:p>e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#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 → ; S P</text:p>
          </table:table-cell>
          <table:table-cell office:value-type="string" calcext:value-type="string">
            <text:p>;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v 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 → ε</text:p>
          </table:table-cell>
          <table:table-cell office:value-type="string" calcext:value-type="string">
            <text:p>k f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 → I</text:p>
          </table:table-cell>
          <table:table-cell office:value-type="string" calcext:value-type="string">
            <text:p>s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,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 → R</text:p>
          </table:table-cell>
          <table:table-cell office:value-type="string" calcext:value-type="string">
            <text:p>@</text:p>
          </table:table-cell>
          <table:table-cell table:style-name="ce28" office:value-type="string" calcext:value-type="string">
            <text:p>D’</text:p>
          </table:table-cell>
          <table:table-cell table:style-name="ce28" office:value-type="string" calcext:value-type="string">
            <text:p>i r b c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 → Q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y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 → D</text:p>
          </table:table-cell>
          <table:table-cell office:value-type="string" calcext:value-type="string">
            <text:p>p</text:p>
          </table:table-cell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a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 → s C h S O</text:p>
          </table:table-cell>
          <table:table-cell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a w m l t e s q @ p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O → ;</text:p>
          </table:table-cell>
          <table:table-cell office:value-type="string" calcext:value-type="string">
            <text:p>;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 → o S</text:p>
          </table:table-cell>
          <table:table-cell office:value-type="string" calcext:value-type="string">
            <text:p>o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l t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 → @ S P k C</text:p>
          </table:table-cell>
          <table:table-cell office:value-type="string" calcext:value-type="string">
            <text:p>@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w m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Q → q C z S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string" calcext:value-type="string">
            <text:p>a “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 → p A Z E z S</text:p>
          </table:table-cell>
          <table:table-cell office:value-type="string" calcext:value-type="string">
            <text:p>p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,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Z → j</text:p>
          </table:table-cell>
          <table:table-cell office:value-type="string" calcext:value-type="string">
            <text:p>j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<text:s/>(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Z → d</text:p>
          </table:table-cell>
          <table:table-cell office:value-type="string" calcext:value-type="string">
            <text:p>d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 → T E'</text:p>
          </table:table-cell>
          <table:table-cell office:value-type="string" calcext:value-type="string">
            <text:p>n ( ! a x</text:p>
          </table:table-cell>
          <table:table-cell table:style-name="ce28" office:value-type="string" calcext:value-type="string">
            <text:p>P</text:p>
          </table:table-cell>
          <table:table-cell table:style-name="ce28" office:value-type="string" calcext:value-type="string">
            <text:p>;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' → + T E'</text:p>
          </table:table-cell>
          <table:table-cell office:value-type="string" calcext:value-type="string">
            <text:p>+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s q @ p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' → - T E'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' → | T E'</text:p>
          </table:table-cell>
          <table:table-cell office:value-type="string" calcext:value-type="string">
            <text:p>|</text:p>
          </table:table-cell>
          <table:table-cell table:style-name="ce28" office:value-type="string" calcext:value-type="string">
            <text:p>O</text:p>
          </table:table-cell>
          <table:table-cell table:style-name="ce28" office:value-type="string" calcext:value-type="string">
            <text:p>; o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' → ε</text:p>
          </table:table-cell>
          <table:table-cell office:value-type="string" calcext:value-type="string">
            <text:p>&lt; &gt; ¿ ? _ $ ) z h j d ; k f o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@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 → F T'</text:p>
          </table:table-cell>
          <table:table-cell office:value-type="string" calcext:value-type="string">
            <text:p>n ( ! a x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' → * F T'</text:p>
          </table:table-cell>
          <table:table-cell office:value-type="string" calcext:value-type="string">
            <text:p>*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' → / F T'</text:p>
          </table:table-cell>
          <table:table-cell office:value-type="string" calcext:value-type="string">
            <text:p>/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j d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' → \ F T'</text:p>
          </table:table-cell>
          <table:table-cell office:value-type="string" calcext:value-type="string">
            <text:p>\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n ( ! a x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' → % F T'</text:p>
          </table:table-cell>
          <table:table-cell office:value-type="string" calcext:value-type="string">
            <text:p>%</text:p>
          </table:table-cell>
          <table:table-cell table:style-name="ce28" office:value-type="string" calcext:value-type="string">
            <text:p>E’</text:p>
          </table:table-cell>
          <table:table-cell table:style-name="ce28" office:value-type="string" calcext:value-type="string">
            <text:p>+ - |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' → &amp; F T'</text:p>
          </table:table-cell>
          <table:table-cell office:value-type="string" calcext:value-type="string">
            <text:p>&amp;</text:p>
          </table:table-cell>
          <table:table-cell table:style-name="ce28" office:value-type="string" calcext:value-type="string">
            <text:p>T’</text:p>
          </table:table-cell>
          <table:table-cell table:style-name="ce28" office:value-type="string" calcext:value-type="string">
            <text:p>* / \ % &amp;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' → ε</text:p>
          </table:table-cell>
          <table:table-cell office:value-type="string" calcext:value-type="string">
            <text:p>+ - | &lt; &gt; ¿ ? _ $ ) z h j d ; k f o</text:p>
          </table:table-cell>
          <table:table-cell table:style-name="ce28" office:value-type="string" calcext:value-type="string">
            <text:p>T</text:p>
          </table:table-cell>
          <table:table-cell table:style-name="ce28" office:value-type="string" calcext:value-type="string">
            <text:p>n ( ! a x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 → ( E )</text:p>
          </table:table-cell>
          <table:table-cell office:value-type="string" calcext:value-type="string">
            <text:p>(</text:p>
          </table:table-cell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n ( ! a x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 → a</text:p>
          </table:table-cell>
          <table:table-cell office:value-type="string" calcext:value-type="string">
            <text:p>a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n ( ! a x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 → ! a</text:p>
          </table:table-cell>
          <table:table-cell office:value-type="string" calcext:value-type="string">
            <text:p>!</text:p>
          </table:table-cell>
          <table:table-cell table:style-name="ce30" office:value-type="string" calcext:value-type="string">
            <text:p>R’</text:p>
          </table:table-cell>
          <table:table-cell table:style-name="ce30" office:value-type="string" calcext:value-type="string">
            <text:p>&lt; _ ¿ ? &gt; $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 → n</text:p>
          </table:table-cell>
          <table:table-cell office:value-type="string" calcext:value-type="string">
            <text:p>n</text:p>
          </table:table-cell>
          <table:table-cell table:style-name="ce22" office:value-type="string" calcext:value-type="string">
            <text:p>ANULABLES</text:p>
          </table:table-cell>
          <table:table-cell table:style-name="ce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 → x</text:p>
          </table:table-cell>
          <table:table-cell office:value-type="string" calcext:value-type="string">
            <text:p>x</text:p>
          </table:table-cell>
          <table:table-cell table:style-name="ce31" office:value-type="string" calcext:value-type="string" table:number-columns-spanned="2" table:number-rows-spanned="2">
            <text:p>H J G Y X P E’ T’ </text:p>
          </table:table-cell>
          <table:covered-table-cell table:style-name="ce3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 → E R' E</text:p>
          </table:table-cell>
          <table:table-cell office:value-type="string" calcext:value-type="string">
            <text:p>n ( ! a x</text:p>
          </table:table-cell>
          <table:covered-table-cell table:style-name="ce32"/>
          <table:covered-table-cell table:style-name="ce3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' → &lt;</text:p>
          </table:table-cell>
          <table:table-cell office:value-type="string" calcext:value-type="string">
            <text:p>&lt;</text:p>
          </table:table-cell>
          <table:table-cell table:style-name="ce31" table:number-columns-spanned="2" table:number-rows-spanned="2"/>
          <table:covered-table-cell table:style-name="ce3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' → _</text:p>
          </table:table-cell>
          <table:table-cell office:value-type="string" calcext:value-type="string">
            <text:p>_</text:p>
          </table:table-cell>
          <table:covered-table-cell table:style-name="ce32"/>
          <table:covered-table-cell table:style-name="ce3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R' → ¿</text:p>
          </table:table-cell>
          <table:table-cell office:value-type="string" calcext:value-type="string">
            <text:p>¿</text:p>
          </table:table-cell>
          <table:table-cell table:style-name="ce31" table:number-columns-spanned="2" table:number-rows-spanned="2"/>
          <table:covered-table-cell table:style-name="ce3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R' → ?</text:p>
          </table:table-cell>
          <table:table-cell office:value-type="string" calcext:value-type="string">
            <text:p>?</text:p>
          </table:table-cell>
          <table:covered-table-cell table:style-name="ce32"/>
          <table:covered-table-cell table:style-name="ce3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R' → &gt;</text:p>
          </table:table-cell>
          <table:table-cell office:value-type="string" calcext:value-type="string">
            <text:p>&gt;</text:p>
          </table:table-cell>
          <table:table-cell table:style-name="ce22"/>
          <table:table-cell table:style-name="ce3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6" office:value-type="string" calcext:value-type="string">
            <text:p>R' → $</text:p>
          </table:table-cell>
          <table:table-cell table:style-name="ce26" office:value-type="string" calcext:value-type="string">
            <text:p>$</text:p>
          </table:table-cell>
          <table:table-cell table:style-name="ce22"/>
          <table:table-cell table:style-name="ce3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3:35:44.829761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